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7cm" fo:min-width="0.98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7cm" fo:min-width="1.05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13.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9.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8cm" fo:min-width="4.84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5cm" fo:min-width="2.1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5cm" fo:min-width="16.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cm" fo:min-width="1.7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11.6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45cm" fo:min-width="7.9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8.3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2.75cm" fo:min-width="12.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7" draw:id="id7" draw:layer="layout" svg:width="2.1cm" svg:height="1.3cm" svg:x="9.5cm" svg:y="1.7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2.199cm" svg:height="1.3cm" svg:x="9.401cm" svg:y="23.001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4.3cm" svg:height="1cm" svg:x="3.4cm" svg:y="3.6cm">
          <text:p text:style-name="P1">Obtener el numero de filas del archivo fechas.txt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10.3cm" svg:height="1.1cm" svg:x="5.4cm" svg:y="5.2cm">
          <text:p text:style-name="P1">Crear archivo fechasCompletas.txt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8.5cm" svg:height="1cm" svg:x="6.3cm" svg:y="8.6cm">
          <text:p text:style-name="P1">int i = 0; i &lt; s; i++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xml:id="id1" draw:id="id1" draw:layer="layout" svg:width="5.3cm" svg:height="1.2cm" svg:x="7.9cm" svg:y="10.2cm">
          <text:p text:style-name="P1">con == var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7" draw:text-style-name="P1" xml:id="id10" draw:id="id10" draw:layer="layout" svg:width="17.1cm" svg:height="1.1cm" svg:x="2cm" svg:y="6.9cm">
          <text:p text:style-name="P1">Leer el primer numero de fechas.txt guardarlo en con y var</text:p>
          <draw:enhanced-geometry svg:viewBox="0 0 21600 21600" draw:type="rectangle" draw:enhanced-path="M 0 0 L 21600 0 21600 21600 0 21600 0 0 Z N"/>
        </draw:custom-shape>
        <draw:custom-shape draw:style-name="gr8" draw:text-style-name="P1" xml:id="id2" draw:id="id2" draw:layer="layout" svg:width="8.5cm" svg:height="1.8cm" svg:x="0.6cm" svg:y="11.3cm">
          <text:p text:style-name="P1">fprintf(temp1, "%ld\n", con);</text:p>
          <text:p text:style-name="P1">con = incrementarCon(con);</text:p>
          <draw:enhanced-geometry svg:viewBox="0 0 21600 21600" draw:type="rectangle" draw:enhanced-path="M 0 0 L 21600 0 21600 21600 0 21600 0 0 Z N"/>
        </draw:custom-shape>
        <draw:custom-shape draw:style-name="gr9" draw:text-style-name="P1" xml:id="id3" draw:id="id3" draw:layer="layout" svg:width="4.5cm" svg:height="1.5cm" svg:x="12.2cm" svg:y="12.7cm">
          <text:p text:style-name="P1">con != va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4" draw:id="id4" draw:layer="layout" svg:width="12.1cm" svg:height="1.6cm" svg:x="8.4cm" svg:y="14.9cm">
          <text:p text:style-name="P1">fprintf(temp1, "%ld incrementado\n", con);</text:p>
          <text:p text:style-name="P1">con = incrementarCon(con);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7.9cm" svg:y1="10.8cm" svg:x2="4.85cm" svg:y2="11.3cm" draw:start-shape="id1" draw:start-glue-point="5" draw:end-shape="id2" draw:end-glue-point="0" svg:d="M7900 10800h-3050v500" svg:viewBox="0 0 3051 501">
          <text:p/>
        </draw:connector>
        <draw:connector draw:style-name="gr11" draw:text-style-name="P2" draw:layer="layout" svg:x1="13.2cm" svg:y1="10.8cm" svg:x2="14.45cm" svg:y2="12.7cm" draw:start-shape="id1" draw:start-glue-point="7" draw:end-shape="id3" draw:end-glue-point="4" svg:d="M13200 10800h1250v1900" svg:viewBox="0 0 1251 1901">
          <text:p/>
        </draw:connector>
        <draw:connector draw:style-name="gr11" draw:text-style-name="P2" draw:layer="layout" svg:x1="14.45cm" svg:y1="14.2cm" svg:x2="14.45cm" svg:y2="14.9cm" draw:start-shape="id3" draw:start-glue-point="6" draw:end-shape="id4" svg:d="M14450 14200v700" svg:viewBox="0 0 1 701">
          <text:p/>
        </draw:connector>
        <draw:connector draw:style-name="gr11" draw:text-style-name="P2" draw:layer="layout" draw:line-skew="0cm -0.199cm" svg:x1="14.45cm" svg:y1="16.5cm" svg:x2="12.2cm" svg:y2="13.45cm" draw:start-shape="id4" draw:start-glue-point="2" draw:end-shape="id3" draw:end-glue-point="5" svg:d="M14450 16500v501h-6750v-3551h4500" svg:viewBox="0 0 6751 3552">
          <text:p/>
        </draw:connector>
        <draw:custom-shape draw:style-name="gr12" draw:text-style-name="P1" xml:id="id5" draw:id="id5" draw:layer="layout" svg:width="8.4cm" svg:height="1.7cm" svg:x="9.6cm" svg:y="17.9cm">
          <text:p text:style-name="P1">fprintf(temp1, "%ld\n", con);</text:p>
          <text:p text:style-name="P1">con = incrementarCon(con);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line-skew="3.498cm 1.199cm" svg:x1="16.7cm" svg:y1="13.45cm" svg:x2="13.8cm" svg:y2="17.9cm" draw:start-shape="id3" draw:start-glue-point="7" draw:end-shape="id5" draw:end-glue-point="0" svg:d="M16700 13450h4000v3800h-6900v650" svg:viewBox="0 0 6901 4451">
          <text:p/>
        </draw:connector>
        <draw:custom-shape draw:style-name="gr13" draw:text-style-name="P1" xml:id="id6" draw:id="id6" draw:layer="layout" svg:width="8.8cm" svg:height="1cm" svg:x="6.1cm" svg:y="21.3cm">
          <text:p text:style-name="P1">fscanf(tempData, "%ld", &amp;var);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13.8cm" svg:y1="19.6cm" svg:x2="10.5cm" svg:y2="21.3cm" draw:start-shape="id5" draw:start-glue-point="2" draw:end-shape="id6" svg:d="M13800 19600v850h-3300v850" svg:viewBox="0 0 3301 1701">
          <text:p/>
        </draw:connector>
        <draw:connector draw:style-name="gr14" draw:text-style-name="P1" draw:layer="layout" draw:line-skew="3.15cm" svg:x1="4.85cm" svg:y1="13.1cm" svg:x2="10.5cm" svg:y2="21.3cm" draw:start-shape="id2" draw:start-glue-point="2" draw:end-shape="id6" draw:end-glue-point="0" svg:d="M4850 13100v7250h5650v950" svg:viewBox="0 0 5651 8201">
          <text:p/>
        </draw:connector>
        <draw:connector draw:style-name="gr11" draw:text-style-name="P2" draw:layer="layout" svg:x1="10.55cm" svg:y1="3cm" svg:x2="10.55cm" svg:y2="3.6cm" draw:start-shape="id7" draw:start-glue-point="8" draw:end-shape="id8" draw:end-glue-point="0" svg:d="M10550 3000v600" svg:viewBox="0 0 1 601">
          <text:p/>
        </draw:connector>
        <draw:connector draw:style-name="gr11" draw:text-style-name="P2" draw:layer="layout" svg:x1="10.55cm" svg:y1="4.6cm" svg:x2="10.55cm" svg:y2="5.2cm" draw:start-shape="id8" draw:start-glue-point="2" draw:end-shape="id9" draw:end-glue-point="0" svg:d="M10550 4600v600" svg:viewBox="0 0 1 601">
          <text:p/>
        </draw:connector>
        <draw:connector draw:style-name="gr11" draw:text-style-name="P2" draw:layer="layout" svg:x1="10.55cm" svg:y1="6.3cm" svg:x2="10.55cm" svg:y2="6.9cm" draw:start-shape="id9" draw:start-glue-point="2" draw:end-shape="id10" draw:end-glue-point="0" svg:d="M10550 6300v600" svg:viewBox="0 0 1 601">
          <text:p/>
        </draw:connector>
        <draw:connector draw:style-name="gr11" draw:text-style-name="P2" draw:layer="layout" svg:x1="10.55cm" svg:y1="8cm" svg:x2="10.55cm" svg:y2="8.6cm" draw:start-shape="id10" draw:start-glue-point="2" draw:end-shape="id11" draw:end-glue-point="4" svg:d="M10550 8000v600" svg:viewBox="0 0 1 601">
          <text:p/>
        </draw:connector>
        <draw:connector draw:style-name="gr11" draw:text-style-name="P2" draw:layer="layout" svg:x1="10.55cm" svg:y1="9.6cm" svg:x2="10.55cm" svg:y2="10.2cm" draw:start-shape="id11" draw:start-glue-point="6" draw:end-shape="id1" draw:end-glue-point="4" svg:d="M10550 9600v600" svg:viewBox="0 0 1 601">
          <text:p/>
        </draw:connector>
        <draw:connector draw:style-name="gr11" draw:text-style-name="P2" draw:layer="layout" svg:x1="10.5cm" svg:y1="22.3cm" svg:x2="10.501cm" svg:y2="23.001cm" draw:start-shape="id6" draw:start-glue-point="2" draw:end-shape="id12" draw:end-glue-point="4" svg:d="M10500 22300v351h1v350" svg:viewBox="0 0 2 702">
          <text:p/>
        </draw:connector>
        <draw:custom-shape draw:style-name="gr15" draw:text-style-name="P3" draw:layer="layout" svg:width="13.4cm" svg:height="3cm" svg:x="1.2cm" svg:y="25.9cm">
          <text:p text:style-name="P3">La funcion incrementarCon es muy dificil de</text:p>
          <text:p text:style-name="P3">Mostrarla en un diagrama de flujo ya que</text:p>
          <text:p text:style-name="P3">Tiene una gran cantidad de IF y que estos a</text:p>
          <text:p text:style-name="P3">Su ves estan anidados a otros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24T17:26:14.365585349</meta:creation-date>
    <dc:date>2020-04-24T18:00:36.685846414</dc:date>
    <meta:editing-duration>PT3M40S</meta:editing-duration>
    <meta:editing-cycles>1</meta:editing-cycles>
    <meta:document-statistic meta:object-count="26"/>
    <meta:generator>LibreOffice/6.4.2.2$Linux_X86_64 LibreOffice_project/40$Build-2</meta:generator>
  </office:meta>
</office:document-meta>
</file>